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 style:list-style-name="L7">
      <style:paragraph-properties style:text-autospace="none"/>
    </style:style>
    <style:style style:name="T1" style:family="text">
      <style:text-properties fo:color="#011e67" style:text-outline="false" style:font-name="Monaco" fo:font-size="12pt" fo:letter-spacing="normal" style:letter-kerning="false" style:font-name-asian="Monaco" style:font-size-asian="12pt" style:font-name-complex="Monaco" style:font-size-complex="12pt"/>
    </style:style>
    <style:style style:name="T2" style:family="text">
      <style:text-properties fo:color="#262626" style:text-outline="false" style:font-name="Monaco" fo:font-size="12pt" fo:letter-spacing="normal" style:letter-kerning="false" style:font-name-asian="Monaco" style:font-size-asian="12pt" style:font-name-complex="Monaco" style:font-size-complex="12pt"/>
    </style:style>
    <style:style style:name="T3" style:family="text">
      <style:text-properties fo:color="#0335c5" style:text-outline="false" style:font-name="Monaco" fo:font-size="12pt" fo:letter-spacing="normal" style:letter-kerning="false" style:font-name-asian="Monaco" style:font-size-asian="12pt" style:font-name-complex="Monaco" style:font-size-complex="12pt"/>
    </style:style>
    <style:style style:name="T4" style:family="text">
      <style:text-properties fo:color="#0a56d8" style:text-outline="false" style:font-name="Monaco" fo:font-size="12pt" fo:letter-spacing="normal" style:letter-kerning="false" style:font-name-asian="Monaco" style:font-size-asian="12pt" style:font-name-complex="Monaco" style:font-size-complex="12pt"/>
    </style:style>
    <style:style style:name="T5" style:family="text">
      <style:text-properties fo:color="#c00004" style:text-outline="false" style:font-name="Monaco" fo:font-size="12pt" fo:letter-spacing="normal" style:letter-kerning="false" style:font-name-asian="Monaco" style:font-size-asian="12pt" style:font-name-complex="Monaco" style:font-size-complex="12pt"/>
    </style:style>
    <style:style style:name="T6" style:family="text">
      <style:text-properties fo:color="#0f7001" style:text-outline="false" style:font-name="Monaco" fo:font-size="12pt" fo:letter-spacing="normal" style:letter-kerning="false" style:font-name-asian="Monaco" style:font-size-asian="12pt" style:font-name-complex="Monaco" style:font-size-complex="12pt"/>
    </style:style>
    <style:style style:name="T7" style:family="text">
      <style:text-properties fo:color="#6b006d" style:text-outline="false" style:font-name="Monaco" fo:font-size="12pt" fo:letter-spacing="normal" style:letter-kerning="false" style:font-name-asian="Monaco" style:font-size-asian="12pt" style:font-name-complex="Monaco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tion detection</text:p>
      <text:list xml:id="list468432641442476261" text:style-name="L4">
        <text:list-item>
          <text:p text:style-name="P4">Get background image as reference</text:p>
        </text:list-item>
        <text:list-item>
          <text:p text:style-name="P4">Loop Getting images every frame</text:p>
        </text:list-item>
        <text:list-item>
          <text:p text:style-name="P4">For each image</text:p>
          <text:list>
            <text:list-item>
              <text:p text:style-name="P4">set images to grayscale</text:p>
            </text:list-item>
            <text:list-item>
              <text:p text:style-name="P4">blur image</text:p>
            </text:list-item>
            <text:list-item>
              <text:p text:style-name="P4">get delta between new image and reference image</text:p>
            </text:list-item>
            <text:list-item>
              <text:p text:style-name="P4">if delta is above threshold, motion detected</text:p>
            </text:list-item>
          </text:list>
        </text:list-item>
      </text:list>
      <text:list xml:id="list4193969560979060050" text:style-name="L6">
        <text:list-item>
          <text:list>
            <text:list-item>
              <text:list>
                <text:list-item>
                  <text:p text:style-name="P5"><text:span text:style-name="T1">cv2</text:span><text:span text:style-name="T2">.</text:span><text:span text:style-name="T3">threshold</text:span><text:span text:style-name="T2">(</text:span><text:span text:style-name="T1">frameDelta</text:span><text:span text:style-name="T2">,</text:span><text:span text:style-name="T4"> </text:span><text:span text:style-name="T1">conf</text:span><text:span text:style-name="T2">[</text:span><text:span text:style-name="T6">"delta_thresh"</text:span><text:span text:style-name="T2">],</text:span><text:span text:style-name="T4"> </text:span><text:span text:style-name="T5">255</text:span><text:span text:style-name="T2">,</text:span></text:p>
                </text:list-item>
              </text:list>
            </text:list-item>
          </text:list>
        </text:list-item>
      </text:list>
      <text:p text:style-name="P2"><text:span text:style-name="T4"><text:tab/><text:tab/></text:span><text:span text:style-name="T1">cv2</text:span><text:span text:style-name="T2">.</text:span><text:span text:style-name="T1">THRESH_BINARY</text:span><text:span text:style-name="T2">)[</text:span><text:span text:style-name="T5">1</text:span><text:span text:style-name="T2">]</text:span></text:p>
      <text:list xml:id="list4104324745438012140" text:style-name="L7">
        <text:list-item>
          <text:p text:style-name="P6"><text:span text:style-name="T1">cv2</text:span><text:span text:style-name="T2">.</text:span><text:span text:style-name="T3">dilate</text:span><text:span text:style-name="T2">(</text:span><text:span text:style-name="T1">thresh</text:span><text:span text:style-name="T2">,</text:span><text:span text:style-name="T4"> </text:span><text:span text:style-name="T7">None</text:span><text:span text:style-name="T2">,</text:span><text:span text:style-name="T4"> </text:span><text:span text:style-name="T1">iterations</text:span><text:span text:style-name="T4">=</text:span><text:span text:style-name="T5">2</text:span><text:span text:style-name="T2">)</text:span></text:p>
        </text:list-item>
        <text:list-item>
          <text:p text:style-name="P6"><text:span text:style-name="T1">cv2</text:span><text:span text:style-name="T2">.</text:span><text:span text:style-name="T3">findContours</text:span><text:span text:style-name="T2">(</text:span><text:span text:style-name="T1">thresh</text:span><text:span text:style-name="T2">.</text:span><text:span text:style-name="T7">copy</text:span><text:span text:style-name="T2">(),</text:span><text:span text:style-name="T4"> </text:span><text:span text:style-name="T1">cv2</text:span><text:span text:style-name="T2">.</text:span><text:span text:style-name="T1">RETR_EXTERNAL</text:span><text:span text:style-name="T2">,</text:span></text:p>
        </text:list-item>
      </text:list>
      <text:p text:style-name="P2"><text:span text:style-name="T4"><text:tab/><text:tab/></text:span><text:span text:style-name="T1">cv2</text:span><text:span text:style-name="T2">.</text:span><text:span text:style-name="T1">CHAIN_APPROX_SIMPLE</text:span><text:span text:style-name="T2">)</text:span></text:p>
      <text:p text:style-name="Standard"/>
      <text:p text:style-name="Standard"/>
      <text:p text:style-name="Standard"/>
      <text:p text:style-name="Standard">Pedestrian detection</text:p>
      <text:list xml:id="list6059009893413370513" text:style-name="L1">
        <text:list-item>
          <text:p text:style-name="P1">Histogram of Oriented Gradients</text:p>
        </text:list-item>
      </text:list>
      <text:list xml:id="list6880019928939291142" text:style-name="L3">
        <text:list-item>
          <text:list>
            <text:list-item>
              <text:p text:style-name="P3"><text:span text:style-name="T1">hog</text:span><text:span text:style-name="T2">.</text:span><text:span text:style-name="T3">detectMultiScale</text:span><text:span text:style-name="T2">(</text:span><text:span text:style-name="T1">image</text:span><text:span text:style-name="T2">,</text:span><text:span text:style-name="T4"> </text:span><text:span text:style-name="T1">winStride</text:span><text:span text:style-name="T4">=</text:span><text:span text:style-name="T2">(</text:span><text:span text:style-name="T5">4</text:span><text:span text:style-name="T2">,</text:span><text:span text:style-name="T4"> </text:span><text:span text:style-name="T5">4</text:span><text:span text:style-name="T2">),</text:span></text:p>
            </text:list-item>
          </text:list>
        </text:list-item>
      </text:list>
      <text:p text:style-name="P2"><text:span text:style-name="T4"><text:tab/><text:tab/></text:span><text:span text:style-name="T1">padding</text:span><text:span text:style-name="T4">=</text:span><text:span text:style-name="T2">(</text:span><text:span text:style-name="T5">8</text:span><text:span text:style-name="T2">,</text:span><text:span text:style-name="T4"> </text:span><text:span text:style-name="T5">8</text:span><text:span text:style-name="T2">),</text:span><text:span text:style-name="T4"> </text:span><text:span text:style-name="T1">scale</text:span><text:span text:style-name="T4">=</text:span><text:span text:style-name="T5">1.05</text:span><text:span text:style-name="T2">)</text:span></text:p>
      <text:list xml:id="list306966724" text:continue-list="list6059009893413370513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</meta:initial-creator>
    <meta:creation-date>2017-03-03T12:25:33</meta:creation-date>
    <meta:document-statistic meta:table-count="0" meta:image-count="0" meta:object-count="0" meta:page-count="1" meta:paragraph-count="17" meta:word-count="70" meta:character-count="552"/>
    <dc:date>2017-03-03T12:34:03</dc:date>
    <dc:creator>Justin </dc:creator>
    <meta:editing-duration>PT8M30S</meta:editing-duration>
    <meta:editing-cycles>1</meta:editing-cycles>
    <meta:generator>OpenOffice/4.1.3$Unix OpenOffice.org_project/413m1$Build-9783</meta:generator>
  </office:meta>
</office:document-meta>
</file>